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2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4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2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2-01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1-12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1-09-2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1-06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1-04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1-01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2092" calcext:value-type="float">
            <text:p>71.60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90611605050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48" meta:object-count="0"/>
    <meta:user-defined meta:name="AppVersion">3.0</meta:user-defined>
  </office:meta>
</office:document-meta>
</file>